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Fine_20_Dashed_20__28_var_29_" svg:stroke-width="0.1cm" svg:stroke-color="#996633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-color="#ffcc99" draw:textarea-horizontal-align="justify" draw:textarea-vertical-align="middle" draw:auto-grow-height="false" fo:wrap-option="wrap"/>
    </style:style>
    <style:style style:name="gr8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0.75cm" svg:height="0.75cm" svg:x="2.89cm" svg:y="5.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id="id2" draw:layer="layout" svg:width="0.75cm" svg:height="0.75cm" svg:x="7.6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3" draw:layer="layout" svg:width="0.75cm" svg:height="0.75cm" svg:x="11.98cm" svg:y="2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64cm" svg:y1="5.715cm" svg:x2="7.63cm" svg:y2="4.375cm" draw:start-shape="id1" draw:start-glue-point="10" draw:end-shape="id2" draw:end-glue-point="6" svg:d="m3640 5715 3990-1340">
          <text:p/>
        </draw:connector>
        <draw:connector draw:style-name="gr3" draw:text-style-name="P1" draw:layer="layout" draw:type="line" svg:x1="8.38cm" svg:y1="4.375cm" svg:x2="11.98cm" svg:y2="3.265cm" draw:start-shape="id2" draw:start-glue-point="10" draw:end-shape="id3" draw:end-glue-point="6" svg:d="m8380 4375 3600-1110">
          <text:p/>
        </draw:connector>
        <draw:custom-shape draw:style-name="gr1" draw:text-style-name="P1" draw:id="id4" draw:layer="layout" svg:width="0.75cm" svg:height="0.75cm" svg:x="7.67cm" svg:y="7.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3.531cm" svg:y1="5.981cm" svg:x2="7.779cm" svg:y2="7.419cm" draw:start-shape="id1" draw:start-glue-point="9" draw:end-shape="id4" draw:end-glue-point="5" svg:d="m3531 5981 4248 1438">
          <text:p/>
        </draw:connector>
        <draw:custom-shape draw:style-name="gr2" draw:text-style-name="P1" draw:id="id5" draw:layer="layout" svg:width="0.75cm" svg:height="0.75cm" svg:x="12.03cm" svg:y="6.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8.38cm" svg:y1="4.375cm" svg:x2="12.03cm" svg:y2="6.385cm" draw:start-shape="id2" draw:start-glue-point="10" draw:end-shape="id5" draw:end-glue-point="6" svg:d="m8380 4375 3650 2010">
          <text:p/>
        </draw:connector>
        <draw:custom-shape draw:style-name="gr2" draw:text-style-name="P1" draw:id="id6" draw:layer="layout" svg:width="0.75cm" svg:height="0.75cm" svg:x="12cm" svg:y="7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42cm" svg:y1="7.685cm" svg:x2="12cm" svg:y2="7.565cm" draw:start-shape="id4" draw:start-glue-point="10" draw:end-shape="id6" draw:end-glue-point="6" svg:d="m8420 7685 3580-120">
          <text:p/>
        </draw:connector>
        <draw:custom-shape draw:style-name="gr2" draw:text-style-name="P1" draw:id="id7" draw:layer="layout" svg:width="0.75cm" svg:height="0.75cm" svg:x="11.98cm" svg:y="8.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8.42cm" svg:y1="7.685cm" svg:x2="11.98cm" svg:y2="8.885cm" draw:start-shape="id4" draw:start-glue-point="10" draw:end-shape="id7" draw:end-glue-point="6" svg:d="m8420 7685 3560 1200">
          <text:p/>
        </draw:connector>
        <draw:custom-shape draw:style-name="gr4" draw:text-style-name="P2" draw:id="id8" draw:layer="layout" svg:width="2.84cm" svg:height="0.87cm" svg:x="5.3cm" svg:y="1.38cm">
          <text:p text:style-name="P2">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8.14cm" svg:y1="1.815cm" svg:x2="7.739cm" svg:y2="4.109cm" draw:start-shape="id8" draw:start-glue-point="1" draw:end-shape="id2" draw:end-glue-point="5" svg:d="m8140 1815c753 0 627 656 339 861s-740-41-740 1433">
          <text:p/>
        </draw:connector>
        <draw:custom-shape draw:style-name="gr4" draw:text-style-name="P2" draw:id="id9" draw:layer="layout" svg:width="2.84cm" svg:height="0.87cm" svg:x="1.39cm" svg:y="2.3cm">
          <text:p text:style-name="P2">Super-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4.23cm" svg:y1="2.735cm" svg:x2="3.265cm" svg:y2="5.34cm" draw:start-shape="id9" draw:start-glue-point="1" draw:end-shape="id1" draw:end-glue-point="4" svg:d="m4230 2735c753 0 627 761 198 1006s-1163-27-1163 1599">
          <text:p/>
        </draw:connector>
        <draw:custom-shape draw:style-name="gr4" draw:text-style-name="P2" draw:id="id10" draw:layer="layout" svg:width="2.84cm" svg:height="0.87cm" svg:x="16.08cm" svg:y="4.43cm">
          <text:p text:style-name="P2">St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6.08cm" svg:y1="4.865cm" svg:x2="12.73cm" svg:y2="3.265cm" draw:start-shape="id10" draw:start-glue-point="3" draw:end-shape="id3" draw:end-glue-point="10" svg:d="m16080 4865c-2511 0-836-1600-3350-1600">
          <text:p/>
        </draw:connector>
        <draw:line draw:style-name="gr6" draw:text-style-name="P1" draw:id="id12" draw:layer="layout" svg:x1="12.01cm" svg:y1="2.49cm" svg:x2="8.45cm" svg:y2="3.63cm">
          <text:p/>
        </draw:line>
        <draw:line draw:style-name="gr6" draw:text-style-name="P1" draw:layer="layout" svg:x1="7.31cm" svg:y1="3.91cm" svg:x2="3.75cm" svg:y2="5.05cm">
          <text:p/>
        </draw:line>
        <draw:custom-shape draw:style-name="gr7" draw:text-style-name="P2" draw:id="id11" draw:layer="layout" svg:width="5.17cm" svg:height="2.41cm" svg:x="14.81cm" svg:y="1.07cm">
          <text:p text:style-name="P2">The only modules from upper systems are available to state transi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4.81cm" svg:y1="2.275cm" svg:x2="10.23cm" svg:y2="2.49cm" draw:start-shape="id11" draw:start-glue-point="3" draw:end-shape="id12" draw:end-glue-point="0" svg:d="m14810 2275c-2062 0-1718-168-2348-320s-2232-290-2232 535">
          <text:p/>
        </draw:connector>
        <draw:custom-shape draw:style-name="gr7" draw:text-style-name="P2" draw:id="id13" draw:layer="layout" svg:width="4.07cm" svg:height="2.06cm" svg:x="15.27cm" svg:y="5.97cm">
          <text:p text:style-name="P2">The transition from “neighbor” is not avail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5.27cm" svg:y1="7cm" svg:x2="12.933cm" svg:y2="4.288cm" draw:start-shape="id13" draw:start-glue-point="3" svg:d="m15270 7000c-2128 0-960-2712-2337-2712">
          <text:p/>
        </draw:connector>
        <draw:line draw:style-name="gr6" draw:text-style-name="P1" draw:layer="layout" svg:x1="12.34cm" svg:y1="3.79cm" svg:x2="12.34cm" svg:y2="5.77cm">
          <text:p/>
        </draw:line>
        <draw:g>
          <draw:line draw:style-name="gr8" draw:text-style-name="P1" draw:layer="layout" svg:x1="11.95cm" svg:y1="4.11cm" svg:x2="12.82cm" svg:y2="4.89cm">
            <text:p/>
          </draw:line>
          <draw:line draw:style-name="gr8" draw:text-style-name="P1" draw:layer="layout" svg:x1="11.9cm" svg:y1="4.98cm" svg:x2="12.82cm" svg:y2="4.0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uri Borisov</meta:initial-creator>
    <meta:creation-date>2011-03-21T15:12:36</meta:creation-date>
    <dc:date>2011-03-21T15:36:00</dc:date>
    <dc:creator>Yuri Borisov</dc:creator>
    <meta:editing-duration>PT00H23M27S</meta:editing-duration>
    <meta:editing-cycles>4</meta:editing-cycles>
    <meta:generator>OpenOffice.org/3.2$Linux OpenOffice.org_project/320m12$Build-9483</meta:generator>
    <meta:document-statistic meta:object-count="29"/>
  </office:meta>
</office:document-meta>
</file>